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52.28mm"/>
    </style:style>
    <style:style style:name="co2" style:family="table-column">
      <style:table-column-properties fo:break-before="auto" style:column-width="98.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6.05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28.17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40.01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ce2" style:family="table-cell" style:parent-style-name="Default">
      <style:text-properties style:text-underline-style="solid" style:text-underline-width="auto" style:text-underline-color="font-color"/>
    </style:style>
    <style:style style:name="T1" style:family="text">
      <style:text-properties style:text-underline-style="none" style:text-underline-color="font-color"/>
    </style:style>
    <style:style style:name="T2" style:family="text">
      <style:text-properties fo:font-size="10pt" style:font-relief="none" style:font-style-complex="normal" style:font-weight-complex="normal" style:font-size-complex="10pt" style:font-name-complex="Bitstream Vera Sans" style:language-complex="hi" style:country-complex="IN" fo:language="es" fo:country="MX" fo:text-shadow="none" fo:font-style="normal" style:text-underline-style="none" style:text-underline-color="font-color" style:font-size-asian="10pt" style:font-name="Liberation Sans" fo:font-weight="normal" style:text-line-through-type="none" style:text-outline="false" style:text-line-through-mode="continuous" style:language-asian="zh" style:country-asian="CN" style:font-name-asian="Bitstream Vera Sans" style:font-weight-asian="normal" style:font-style-asian="normal" style:text-emphasize="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Bitstream Vera Sans" style:font-name-complex="Bitstream Ver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Bitstream Vera Sans" style:font-name-asian="Bitstream Vera Sans" style:font-name="Liberation Sans" style:language-asian="zh" style:country-asian="CN" fo:language="es" fo:country="MX"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asian="Bitstream Vera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Bitstream Vera Sans" style:font-name="Liberation Sans" style:language-complex="hi" style:country-complex="IN" style:language-asian="zh" style:country-asian="CN" fo:language="es" fo:country="MX"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number-columns-repeated="4" table:default-cell-style-name="Default"/>
        <table:table-row table:style-name="ro1">
          <table:table-cell office:value-type="string" calcext:value-type="string">
            <text:p>familia</text:p>
          </table:table-cell>
          <table:table-cell office:value-type="string" calcext:value-type="string">
            <text:p>informacion</text:p>
          </table:table-cell>
          <table:table-cell table:number-columns-repeated="4"/>
        </table:table-row>
        <table:table-row table:style-name="ro2">
          <table:table-cell office:value-type="string" calcext:value-type="string">
            <text:p>algica</text:p>
          </table:table-cell>
          <table:table-cell table:style-name="ce1" office:value-type="string" calcext:value-type="string">
            <text:p><text:span text:style-name="T1">También llamada algonquina o algonquina-ritwan. </text:span></text:p>
            <text:p><text:span text:style-name="T1"/></text:p>
            <text:p><text:span text:style-name="T1">El nombre de la familia lingüística álgica proviene de la contracción del nombre de una de las dos subfamilias que la integran, la algonquina (alg-), y la adhesión a ésta de una partícula (-ic) que señala pertenencia a algo. Cabe mencionar que, dentro de esta familia, las lenguas algonquinas han tenido, en términos de cobertura geográfica, diversidad interna y número de hablantes, mucha relevancia. </text:span></text:p>
            <text:p><text:span text:style-name="T1"/></text:p>
            <text:p><text:span text:style-name="T1">Las lenguas de esta familia se hablan en gran parte de Canadá y en el extremo norte de los Estados Unidos de América, teniendo una concentración muy significativa en la región de los Grandes Lagos. El Kickapoo, que pertenece a la subfamilia algonquina, es el único idioma de esta familia que se habla en México. La llegada de los kickapoo a territorio nacional se dio en el siglo XIX cuando, después de una invasión de los anglosajones a su territorio, le pidieron al gobierno mexicano un espacio para vivir y éste, a cambio, les solicitó que defendieran a los pobladores mexicanos de los ataques de los comanches, muy frecuentes en aquel tiempo. Desde ese momento, los kickapoo son considerados un grupo binacional. En los Estados Unidos de América a los kickapoo de México se les conoce como “la banda de Texas”.</text:span></text:p>
            <text:p><text:span text:style-name="T1"/></text:p>
            <text:p><text:span text:style-name="T1">Esquema arbóreo de la familia álgica:</text:span></text:p>
            <text:p><text:span text:style-name="T1"/></text:p>
            <text:p><text:span text:style-name="T1">Álgica             Ritwan                                      Wiyot            †                                      Yurok            (Weitspekan)                        Algonquino                                      Blackfoot                                      Cheyenne                                      Grupo            Arapaho                                                  Arapaho                                                  Atsina                                                  Besawunena                                                  Nawathinehena                                      Menominee            (Menomini)                                      Ojibwa-Potawatomi(-Ottawa);            Algonquino,            Salteaux                                      Fox                                                  Fox                                                  Sauk                                                  Kickapoo                                                  Mascouten            †                                      Shawnee                                      Miami-Illinois   </text:span></text:p>
          </table:table-cell>
          <table:table-cell table:number-columns-repeated="4"/>
        </table:table-row>
        <table:table-row table:style-name="ro3">
          <table:table-cell office:value-type="string" calcext:value-type="string">
            <text:p>yuto_nahua</text:p>
          </table:table-cell>
          <table:table-cell office:value-type="string" calcext:value-type="string">
            <text:p>También llamada Yuto-azteca, uto-nahua, uto-azteca.</text:p>
            <text:p/>
            <text:p>La familia lingüística yuto-nahua recibe este nombre a partir de que el yute (Ute) es, por un lado, uno de los idiomas que se hablan en el extremo norte del área ocupada por esta familia –el estado de Idaho, en los Estados Unidos de América–, y de que el náhuatl es, por otro lado, el idioma que se habla en el extremo sur de la misma área. La familia yuto-nahua es una de las que abarca mayor territorio en el continente americano y que comprende uno de los conjuntos de idiomas más numerosos. Cuatro grupos de la subfamilia norteña sólo se hablan en Estados Unidos de América (númico, tübatulabal, tákico y hopi). Los once idiomas hablados en México pertenecen a tres de los grupos de la subfamilia sureña (tepimano, taracahita y corachol-náhuatl). Anteriormente, existía otro grupo ya desaparecido formado por la lengua tubar. El pápago (o pima alto) y el yaqui se hablan tanto en Arizona, Estados Unidos de América, como en Sonora, México. El náhuatl se habla, además de México, en El Salvador, Centro América.</text:p>
            <text:p/>
            <text:p><text:span text:style-name="T2">Esquema arbóreo de la familia yuto-nahua:</text:span></text:p>
            <text:p><text:span text:style-name="T2"/></text:p>
            <text:p>Yuto-nahua Yuto-nahua del norte Númico (Plateau Shoshoni)                                       Del            oeste            Paviotso-Bannock-Snake (Paiute del norte)                                                    Monache            (Mono)                                                  Del            centro                                                               Shoshoni-Goshiute                                                               Panamint                                                               Comanche                                                  Del            sur            Paiute del sur                                                    Ute                                                               Chemehuevi                                                               Kawaiisu            Tübatulabal (Kern River) Tákico (Shoshoni del sur de California)                                       Serrano                                                  Kitanemuk            †                                                  Cahuila                                                  Cupeño                                                  Luiseño-Juaneño                                                  Gabrielino            †                                                  Fernandeño            †                                      Hopi            </text:p>
            <text:p>Lunes 14 de enero de 2008 DIARIO OFICIAL (Primera Sección)     63 Yuto-nahua del sur                           Tepimano            (Pímico)                                                  pápago (pima alto)                                       pima (pima bajo) (Nevome) tepehuano del norte tepehuano del sur tepecano †                           Taracahita                                                  Tarahumarano            tarahumara                                                    guarijío (varihio, varohío)                                       tubar            †                                                  cahita                                                               yaqui                                                               mayo                                                  Opatano                                                               ópata            †            eudeve (heve, dohema) †                           Corachol-náhuatl                                                  Cora-huichol                                                               cora                                                               huichol            Nahuatlano                                       pochuteco            †                                                  Náhuatl            nuclear            Pipil (nahuate, nawat)                                                    náhuatl</text:p>
          </table:table-cell>
          <table:table-cell table:number-columns-repeated="4"/>
        </table:table-row>
        <table:table-row table:style-name="ro4">
          <table:table-cell office:value-type="string" calcext:value-type="string">
            <text:p>cochimi-yumana</text:p>
          </table:table-cell>
          <table:table-cell office:value-type="string" calcext:value-type="string">
            <text:p>También llamada Yumana.</text:p>
            <text:p/>
            <text:p>El nombre de la familia lingüística cochimí-yumana se forma con los nombres de las dos subfamilias que la componen. Cada una de estas subfamilias representa extremos del territorio que ocupan u ocuparon sus hablantes; la cochimí en el extremo sur (Baja California, México) y la yumana en el extremo norte (Arizona, Estados Unidos de América). Hoy en día, se sabe que el cochimí es un idioma extinto, pese a que en los censos han aparecido personas que se dicen hablantes de este idioma. Por otro lado, la subfamilia yumana recibe su nombre de uno de los idiomas que la integran, el yuma. Algunos idiomas de esta subfamilia se hablan únicamente en el sur-occidente de los Estados Unidos de América, mientras que el kumiay y el Kuapá se hablan tanto en este país como en México.</text:p>
            <text:p/>
            <text:p><text:span text:style-name="T3">Esquema arbóreo de la familia cochimí-yumana:</text:span></text:p>
            <text:p><text:span text:style-name="T3"/></text:p>
            <text:p>Cochimí-yumana             Yumano            Subgrupo pai (Yumano del norte)                                       Tierras            altas                                                               Walapai                                                               Havasupai                                                               Yavapai            paipai                                       ku’ahl            Subgrupo Río (Yumano del centro)                                       Mojave                                                  Maricopa                                                  Quechan            (Yuma)                                      Subgrupo            Delta-California            cucapá                                       Diegueño                                                               Lipai                                                               Jamul            kumiai kiliwa             cochimí            (†</text:p>
          </table:table-cell>
          <table:table-cell table:number-columns-repeated="4"/>
        </table:table-row>
        <table:table-row table:style-name="ro1">
          <table:table-cell office:value-type="string" calcext:value-type="string">
            <text:p>cmiique iitom (seri)</text:p>
          </table:table-cell>
          <table:table-cell office:value-type="string" calcext:value-type="string">
            <text:p>La familia lingüística cmiique iitom (seri) se encuentra integrada en la actualidad por un solo idioma, el cual no ha podido ser relacionado genealógicamente con ningún otro, y recibe este nombre a partir de dicho idioma. En consecuencia, el cmiique iitom (seri) puede ser considerado una lengua aislada. Anteriormente se consideraba que estaba vinculado con un conjunto de idiomas (el chontal de Oaxaca, por ejemplo) a los que se les llamó hokanos.</text:p>
          </table:table-cell>
          <table:table-cell table:number-columns-repeated="4"/>
        </table:table-row>
        <table:table-row table:style-name="ro5">
          <table:table-cell office:value-type="string" calcext:value-type="string">
            <text:p>oto_mangue</text:p>
          </table:table-cell>
          <table:table-cell office:value-type="string" calcext:value-type="string">
            <text:p>Esta familia lingüística es la más grande y la más diversificada del país. Las lenguas de esta familia se hablan desde el estado de San Luis Potosí, el pame, hasta el estado de Oaxaca, el zapoteco. Hubo lenguas que pertenecieron a esta familia y que se hablaron en Chiapas, el chiapaneco, y en partes de Centroamérica, el subtiaba y el mangue. Estas últimas lenguas se encuentran extintas.</text:p>
            <text:p/>
            <text:p><text:span text:style-name="T3">Esquema arbóreo de la familia oto-mangue:</text:span></text:p>
            <text:p><text:span text:style-name="T3"/></text:p>
            <text:p>Oto-mangue Oto-mangue del oeste Oto-pame-chinantecano Oto-pame otomí mazahua Matlatzinca-tlahuica               matlatzinca              tlahuica pame chichimeco Chinantecano               chinanteco              </text:p>
            <text:p> 41 Tlapaneco-mangueano tlapaneco-subtiaba Subtiaba † tlapaneco                                           Mangueano                                                                      chiapaneco              †                                                                      Mangue              †              Oto-mangue del este Popolocano-zapotecano Popolocano mazateco ixcateco chocholteco popoloca Zapotecano zapoteco chatino Amuzgo-mixtecano amuzgo Mixtecano mixteco cuicateco triqui</text:p>
          </table:table-cell>
          <table:table-cell table:number-columns-repeated="4"/>
        </table:table-row>
        <table:table-row table:style-name="ro6">
          <table:table-cell office:value-type="string" calcext:value-type="string">
            <text:p>maya</text:p>
          </table:table-cell>
          <table:table-cell office:value-type="string" calcext:value-type="string">
            <text:p>También llamada: ayance, mayense, mayana.</text:p>
            <text:p/>
            <text:p> La mayor parte de las lenguas de esta familia se habla en Guatemala. Ocho lenguas de esta familia se hablan sólo en México; otra, el maya, se habla además en Belice; cinco más, el Q’anjob’al, el Jakalteko, el Chuj, el Teko y el Mam, también se hablan en Guatemala y su presencia en México data, por lo menos, de finales del siglo XIX; las otras seis, se hablan, principalmente, en Guatemala y se hablan en México aproximadamente desde 1980. En la década de los 80, a consecuencia de la guerra civil que hubo en este país centroamericano, el número de lenguas mayas habladas en territorio nacional se incrementó notablemente.</text:p>
            <text:p/>
            <text:p><text:span text:style-name="T3">Esquema arbóreo</text:span></text:p>
            <text:p><text:span text:style-name="T3"/></text:p>
            <text:p><text:span text:style-name="T3"> De la familia maya:</text:span></text:p>
            <text:p/>
            <text:p>Maya Huastecano huasteco chicomuselteco † Yucatecano-maya nuclear Yucateco-Lacandón Yucateco-lacandón maya (yucateco)lacandón Mopán-Itzá               Mopán                            Itzá              </text:p>
            <text:p>6     (Tercera Sección)  Maya nuclear Cholano-tseltalano               Cholano                                          Ch’ol-Chontal              ch’ol chontal de Tabasco                                                                       Ch’ortí-Choltí                                                                                                  Ch’orti’                                                                                                  Choltí              †                                                                      Tseltalano              tseltal tsotsil Q’anjob’aleano-chujeano Q’anjob’aleano               Q’anjob’al-Akateko-Jakalteko              Q’anjob’al Akateko Jakalteko qato’k Chujeano Chuj tojolabal K’icheano-Mameano K’icheano Q’eqchi’ Uspanteko Poqom-K’icheano               Poqom                                          Poqomchi’                                          Poqomam                            K’icheano              nuclear              K’iche’                             Kaqchikel-Tz’utujil              Kaqchikel Tz’utujil                                                                                                   Sakapulteko                                                                                                                Sipakapense                                                                      Mameano              Teko-Mam Teko Mam Awakateko-Ixil Awakateko Ixil </text:p>
          </table:table-cell>
          <table:table-cell table:number-columns-repeated="4"/>
        </table:table-row>
        <table:table-row table:style-name="ro7">
          <table:table-cell office:value-type="string" calcext:value-type="string">
            <text:p>totonaco-tepehua</text:p>
          </table:table-cell>
          <table:table-cell table:style-name="ce2" office:value-type="string" calcext:value-type="string">
            <text:p><text:span text:style-name="T4">El nombre de la familia lingüística totonaco-tepehua proviene de la unión de los nombres de las lenguas que la conforman, por un lado el totonaco y, por el otro, el tepehua. Las lenguas de esta familia se hablan en parte de los estados de Hidalgo, Puebla y Veracruz. Anteriormente se consideraba que esta familia lingüística formaba parte de la familia maya. Estudios más recientes han mostrado que el totonaco y el tepehua no se encuentran relacionados con las lenguas mayas.</text:span></text:p>
            <text:p><text:span text:style-name="T4"/></text:p>
            <text:p><text:span text:style-name="T4">Esquema arbóreo de la familia totonaco-tepehua:</text:span></text:p>
            <text:p><text:span text:style-name="T3"/></text:p>
            <text:p>Totonaco-tepehua               totonaco              tepehu</text:p>
          </table:table-cell>
          <table:table-cell table:number-columns-repeated="4"/>
        </table:table-row>
        <table:table-row table:style-name="ro8">
          <table:table-cell office:value-type="string" calcext:value-type="string">
            <text:p>purépecha</text:p>
          </table:table-cell>
          <table:table-cell office:value-type="string" calcext:value-type="string">
            <text:p>También llamada ‘tarasca’. </text:p>
            <text:p/>
            <text:p>La familia lingüística purépecha se encuentra integrada en la actualidad por un solo idioma, el cual no ha podido ser relacionado genealógicamente con ningún otro; en consecuencia, puede ser considerada una lengua aislada. Se habla en una buena parte del estado de Michoacán.</text:p>
          </table:table-cell>
          <table:table-cell table:number-columns-repeated="4"/>
        </table:table-row>
        <table:table-row table:style-name="ro4">
          <table:table-cell office:value-type="string" calcext:value-type="string">
            <text:p>mixe_zoque</text:p>
          </table:table-cell>
          <table:table-cell table:style-name="ce2" office:value-type="string" calcext:value-type="string">
            <text:p><text:span text:style-name="T1">También llamada mixe-zoqueana, mije-soque.</text:span></text:p>
            <text:p><text:span text:style-name="T1"/></text:p>
            <text:p><text:span text:style-name="T1">El nombre de la familia lingüística mixe-zoque proviene de la unión de los nombres de las dos ramas que la constituyen, por un lado la mixe y, por el otro, la zoque. Las lenguas de esta familia se hablan en el sur de Veracruz, en una pequeña parte de Tabasco, en el norte de Chiapas, y en el noreste y este de Oaxaca. Hace algunos años todavía se agrupaba a las lenguas mixe-zoques con las lenguas de la família maya.</text:span></text:p>
            <text:p><text:span text:style-name="T1"/></text:p>
            <text:p><text:span text:style-name="T3">Esquema arbóreo de la familia mixe-zoque:</text:span></text:p>
            <text:p><text:span text:style-name="T1"/></text:p>
            <text:p><text:span text:style-name="T1">Mixe-zoque Mixeano mixe tapachulteco † sayulteco oluteco Zoqueano Zoqueano del Golfo               texistepequeño                            ayapaneco              popoluca de la Sierra zoque </text:span></text:p>
          </table:table-cell>
          <table:table-cell table:number-columns-repeated="4"/>
        </table:table-row>
        <table:table-row table:style-name="ro1">
          <table:table-cell office:value-type="string" calcext:value-type="string">
            <text:p>chontal_de_oaxaca</text:p>
          </table:table-cell>
          <table:table-cell office:value-type="string" calcext:value-type="string">
            <text:p>La familia lingüística chontal de Oaxaca se encuentra integrada en la actualidad por un conjunto de variantes lingüísticas respecto de las cuales no ha sido posible establecer: a) si se trata de un solo idioma, en cuyo caso se hablaría del chontal de Oaxaca como una lengua aislada y, a su vez, como el único miembro de dicha familia; o b) si se trata de más de un idioma, lo que correspondería a hablar de una familia lingüística poco diversificada. En la actualidad, la relación genealógica de los idiomas de la familia lingüística chontal de Oaxaca sigue en discusión. Al respecto, la hipótesis que ha tenido más fuerza es la que vincula a esta familia con los idiomas hokanos.</text:p>
          </table:table-cell>
          <table:table-cell table:number-columns-repeated="4"/>
        </table:table-row>
        <table:table-row table:style-name="ro1">
          <table:table-cell office:value-type="string" calcext:value-type="string">
            <text:p>Umbeyajts/Ombeayüiits (huave)</text:p>
          </table:table-cell>
          <table:table-cell office:value-type="string" calcext:value-type="string">
            <text:p><text:span text:style-name="T5">La familia lingüística Umbeyajts/Ombeayüiits (huave) se encuentra integrada en la actualidad por un solo idioma, el cual le da nombre a la familia; en consecuencia el Umbeyajts/Ombeayüiits</text:span> puede ser considerado una lengua aislada. Como evidencia de los intentos por definir su filiación lingüística, considérese que algunos investigadores propusieron su incorporación a la familia lingüística maya; otros, a la mixe-zoque y unos más, a la oto-mangue. Se habla en el estado de Oaxaca y tiempo atrás se comentaba que también se hablaba en una parte de Chiapas.</text:p>
          </table:table-cell>
          <table:table-cell table:number-columns-repeated="4"/>
        </table:table-row>
        <table:table-row table:style-name="ro1" table:number-rows-repeated="3">
          <table:table-cell table:number-columns-repeated="6"/>
        </table:table-row>
        <table:table-row table:style-name="ro1">
          <table:table-cell table:number-columns-repeated="5"/>
          <table:table-cell table:style-name="ce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table-cell">
      <style:paragraph-properties style:tab-stop-distance="12.5mm"/>
      <style:text-properties style:font-name="Liberation Sans" fo:language="es" fo:country="MX" style:font-name-asian="Bitstream Vera Sans" style:language-asian="zh" style:country-asian="CN" style:font-name-complex="Bitstream Ver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6:39:33.931216880</meta:creation-date>
    <dc:date>2019-10-15T07:18:56.947875104</dc:date>
    <meta:editing-duration>PT17M39S</meta:editing-duration>
    <meta:editing-cycles>5</meta:editing-cycles>
    <meta:generator>LibreOffice/6.2.2.2$Linux_X86_64 LibreOffice_project/20$Build-2</meta:generator>
    <meta:document-statistic meta:table-count="1" meta:cell-count="24" meta:object-count="0"/>
  </office:meta>
</office:document-meta>
</file>